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6pt" officeooo:rsid="00031793" officeooo:paragraph-rsid="00031793" style:font-size-asian="16pt" style:font-size-complex="16pt"/>
    </style:style>
    <style:style style:name="P2" style:family="paragraph" style:parent-style-name="Title">
      <style:text-properties officeooo:rsid="00031793" officeooo:paragraph-rsid="00031793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font-size="16pt" officeooo:rsid="00031793" officeooo:paragraph-rsid="00031793" style:font-size-asian="16pt" style:font-size-complex="16pt"/>
    </style:style>
    <style:style style:name="P6" style:family="paragraph" style:parent-style-name="Text_20_body">
      <style:text-properties officeooo:paragraph-rsid="0004977f"/>
    </style:style>
    <style:style style:name="P7" style:family="paragraph" style:parent-style-name="Subtitle">
      <style:text-properties officeooo:paragraph-rsid="0004977f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paragraph-rsid="0004977f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4977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officeooo:rsid="00031793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ok My Resume</text:p>
      <text:p text:style-name="Subtitle"/>
      <text:p text:style-name="P7"><text:span text:style-name="T2">Team Members</text:span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Name</text:p>
          </table:table-cell>
          <table:table-cell table:style-name="Table1.B1" office:value-type="string">
            <text:p text:style-name="P8">USN</text:p>
          </table:table-cell>
        </table:table-row>
        <table:table-row>
          <table:table-cell table:style-name="Table1.A2" office:value-type="string">
            <text:p text:style-name="P9">Rahul R Bharadwaj</text:p>
          </table:table-cell>
          <table:table-cell table:style-name="Table1.B5" office:value-type="string">
            <text:p text:style-name="P9">01FB15ECS366</text:p>
          </table:table-cell>
        </table:table-row>
        <table:table-row>
          <table:table-cell table:style-name="Table1.A2" office:value-type="string">
            <text:p text:style-name="P9">Sameer Gadicherla</text:p>
          </table:table-cell>
          <table:table-cell table:style-name="Table1.B5" office:value-type="string">
            <text:p text:style-name="P9">01FB15ECS100</text:p>
          </table:table-cell>
        </table:table-row>
        <table:table-row>
          <table:table-cell table:style-name="Table1.A2" office:value-type="string">
            <text:p text:style-name="P9">Rohith Gadamshetty</text:p>
          </table:table-cell>
          <table:table-cell table:style-name="Table1.B5" office:value-type="string">
            <text:p text:style-name="P9">01FB15ECS101</text:p>
          </table:table-cell>
        </table:table-row>
        <table:table-row>
          <table:table-cell table:style-name="Table1.A2" office:value-type="string">
            <text:p text:style-name="P9">Mandyam Deva Kumar </text:p>
          </table:table-cell>
          <table:table-cell table:style-name="Table1.B5" office:value-type="string">
            <text:p text:style-name="P9">01FB15ECS368</text:p>
          </table:table-cell>
        </table:table-row>
      </table:table>
      <text:p text:style-name="P6"/>
      <text:p text:style-name="Subtitle"><text:span text:style-name="T1">Project Details:</text:span><text:line-break/></text:p>
      <text:p text:style-name="P1">This website aims to provide a Resume to the client in a hassle free process.</text:p>
      <text:list xml:id="list2088922615027664970" text:style-name="L1">
        <text:list-item>
          <text:p text:style-name="P5">First a Template is chosen. There are currently 6 templates available.</text:p>
        </text:list-item>
        <text:list-item>
          <text:p text:style-name="P5">Then the career stance of the person is asked for. This helps us to determine what major points his Work Experience must include</text:p>
        </text:list-item>
        <text:list-item>
          <text:p text:style-name="P5">Personal Details of the client is taken and stored in MySQLI database for further pages.</text:p>
        </text:list-item>
        <text:list-item>
          <text:p text:style-name="P5">Text Editor is provided to allow user to enter his own set of points. </text:p>
        </text:list-item>
        <text:list-item>
          <text:p text:style-name="P5">Suggestions are also provided in the Work Experience Page [based on the career stance and field of work chosen], <text:s/>which the user can click and it gets included in the Editor.</text:p>
        </text:list-item>
        <text:list-item>
          <text:p text:style-name="P5">Regular Education Details are taken.</text:p>
        </text:list-item>
        <text:list-item>
          <text:p text:style-name="P5">A mandatory set of Skills are taken, because the hiring person would want to know the person's skills before placing an interview with him/her.</text:p>
        </text:list-item>
        <text:list-item>
          <text:p text:style-name="P5">The Resume is then displayed , the user can click back and make changes if needed. Else, he/she can click to view/print the PDF.<text:line-break/><text:soft-page-break/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48:20.314608139</meta:creation-date>
    <dc:date>2016-11-07T19:20:40.137117630</dc:date>
    <meta:editing-duration>PT3M2S</meta:editing-duration>
    <meta:editing-cycles>3</meta:editing-cycles>
    <meta:generator>LibreOffice/4.2.8.2$Linux_X86_64 LibreOffice_project/420m0$Build-2</meta:generator>
    <meta:print-date>2016-11-07T19:16:09.575272202</meta:print-date>
    <meta:document-statistic meta:table-count="1" meta:image-count="0" meta:object-count="0" meta:page-count="2" meta:paragraph-count="22" meta:word-count="193" meta:character-count="1093" meta:non-whitespace-character-count="924"/>
  </office:meta>
</office:document-meta>
</file>